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List_20_Paragraph">
      <style:text-properties officeooo:paragraph-rsid="00097e21"/>
    </style:style>
    <style:style style:name="P2" style:family="paragraph" style:parent-style-name="List_20_Paragraph">
      <style:text-properties fo:font-weight="normal" officeooo:rsid="000a9f0a" officeooo:paragraph-rsid="000a9f0a" style:font-weight-asian="normal" style:font-weight-complex="normal"/>
    </style:style>
    <style:style style:name="P3" style:family="paragraph" style:parent-style-name="List_20_Paragraph">
      <style:text-properties fo:font-weight="normal" officeooo:rsid="0010845d" officeooo:paragraph-rsid="0010845d" style:font-weight-asian="normal" style:font-weight-complex="normal"/>
    </style:style>
    <style:style style:name="P4" style:family="paragraph" style:parent-style-name="List_20_Paragraph">
      <style:text-properties fo:font-weight="bold" officeooo:paragraph-rsid="00097e21" style:font-weight-asian="bold"/>
    </style:style>
    <style:style style:name="P5" style:family="paragraph" style:parent-style-name="Standard">
      <style:paragraph-properties fo:text-align="justify" style:justify-single-word="false"/>
      <style:text-properties officeooo:rsid="00180a69" officeooo:paragraph-rsid="00180a69"/>
    </style:style>
    <style:style style:name="P6" style:family="paragraph" style:parent-style-name="List_20_Paragraph">
      <style:text-properties fo:font-weight="normal" officeooo:paragraph-rsid="0010845d"/>
    </style:style>
    <style:style style:name="P7" style:family="paragraph" style:parent-style-name="List_20_Paragraph">
      <style:text-properties officeooo:paragraph-rsid="00097e21"/>
    </style:style>
    <style:style style:name="P8" style:family="paragraph" style:parent-style-name="List_20_Paragraph">
      <style:paragraph-properties fo:margin-left="0cm" fo:margin-right="0cm" fo:text-align="start" style:justify-single-word="false" fo:text-indent="0cm" style:auto-text-indent="false"/>
      <style:text-properties fo:font-weight="normal" officeooo:rsid="000a9f0a" officeooo:paragraph-rsid="000a9f0a" style:font-weight-asian="normal" style:font-weight-complex="normal"/>
    </style:style>
    <style:style style:name="P9" style:family="paragraph" style:parent-style-name="List_20_Paragraph">
      <style:paragraph-properties fo:margin-left="0cm" fo:margin-right="0cm" fo:text-indent="0cm" style:auto-text-indent="false"/>
      <style:text-properties fo:font-weight="normal" officeooo:rsid="0010845d" officeooo:paragraph-rsid="0010845d" style:font-weight-asian="normal" style:font-weight-complex="normal"/>
    </style:style>
    <style:style style:name="P10" style:family="paragraph" style:parent-style-name="List_20_Paragraph">
      <style:paragraph-properties fo:margin-left="0cm" fo:margin-right="0cm" fo:text-indent="0cm" style:auto-text-indent="false"/>
      <style:text-properties fo:font-weight="normal" officeooo:rsid="0022e95e" officeooo:paragraph-rsid="0022e95e" style:font-weight-asian="normal" style:font-weight-complex="normal"/>
    </style:style>
    <style:style style:name="P11" style:family="paragraph" style:parent-style-name="List_20_Paragraph">
      <style:paragraph-properties fo:margin-left="0cm" fo:margin-right="0cm" fo:text-indent="0cm" style:auto-text-indent="false"/>
      <style:text-properties fo:font-weight="normal" officeooo:rsid="00249edb" officeooo:paragraph-rsid="00249edb" style:font-weight-asian="normal" style:font-weight-complex="normal"/>
    </style:style>
    <style:style style:name="P12" style:family="paragraph" style:parent-style-name="List_20_Paragraph">
      <style:paragraph-properties fo:margin-left="0cm" fo:margin-right="0cm" fo:text-indent="0cm" style:auto-text-indent="false"/>
      <style:text-properties fo:font-weight="normal" officeooo:rsid="0024f83d" officeooo:paragraph-rsid="0024f83d" style:font-weight-asian="normal" style:font-weight-complex="normal"/>
    </style:style>
    <style:style style:name="P13" style:family="paragraph" style:parent-style-name="List_20_Paragraph">
      <style:paragraph-properties fo:margin-left="0cm" fo:margin-right="0cm" fo:text-indent="0cm" style:auto-text-indent="false"/>
      <style:text-properties fo:font-weight="normal" officeooo:rsid="00277ef3" officeooo:paragraph-rsid="00277ef3" style:font-weight-asian="normal" style:font-weight-complex="normal"/>
    </style:style>
    <style:style style:name="P14" style:family="paragraph" style:parent-style-name="List_20_Paragraph">
      <style:paragraph-properties fo:margin-left="0cm" fo:margin-right="0cm" fo:text-indent="0cm" style:auto-text-indent="false"/>
      <style:text-properties fo:font-weight="normal" officeooo:rsid="0027a266" officeooo:paragraph-rsid="0027a266" style:font-weight-asian="normal" style:font-weight-complex="normal"/>
    </style:style>
    <style:style style:name="P15" style:family="paragraph" style:parent-style-name="List_20_Paragraph">
      <style:paragraph-properties fo:margin-left="0cm" fo:margin-right="0cm" fo:text-indent="0cm" style:auto-text-indent="false"/>
      <style:text-properties fo:font-weight="normal" officeooo:paragraph-rsid="0010845d"/>
    </style:style>
    <style:style style:name="P16" style:family="paragraph" style:parent-style-name="List_20_Paragraph">
      <style:paragraph-properties fo:margin-left="0cm" fo:margin-right="0cm" fo:text-indent="0cm" style:auto-text-indent="false"/>
      <style:text-properties fo:font-weight="normal" officeooo:rsid="0014a373" officeooo:paragraph-rsid="0014a373"/>
    </style:style>
    <style:style style:name="P17" style:family="paragraph" style:parent-style-name="List_20_Paragraph">
      <style:paragraph-properties fo:margin-left="0cm" fo:margin-right="0cm" fo:text-indent="0cm" style:auto-text-indent="false"/>
      <style:text-properties fo:font-weight="normal" officeooo:rsid="001b9421" officeooo:paragraph-rsid="001b9421"/>
    </style:style>
    <style:style style:name="P18" style:family="paragraph" style:parent-style-name="List_20_Paragraph">
      <style:paragraph-properties fo:margin-left="0cm" fo:margin-right="0cm" fo:text-indent="0cm" style:auto-text-indent="false"/>
      <style:text-properties fo:font-weight="normal" officeooo:rsid="00225fd9" officeooo:paragraph-rsid="00225fd9"/>
    </style:style>
    <style:style style:name="P19" style:family="paragraph" style:parent-style-name="List_20_Paragraph">
      <style:paragraph-properties fo:margin-left="0cm" fo:margin-right="0cm" fo:text-indent="0cm" style:auto-text-indent="false"/>
      <style:text-properties fo:font-weight="bold" officeooo:rsid="001b9421" officeooo:paragraph-rsid="001b9421" style:font-weight-asian="bold" style:font-weight-complex="bold"/>
    </style:style>
    <style:style style:name="P20" style:family="paragraph" style:parent-style-name="List_20_Paragraph">
      <style:paragraph-properties fo:margin-left="0cm" fo:margin-right="0cm" fo:text-indent="0cm" style:auto-text-indent="false"/>
      <style:text-properties fo:font-weight="bold" officeooo:rsid="0020755d" officeooo:paragraph-rsid="0020755d" style:font-weight-asian="bold" style:font-weight-complex="bold"/>
    </style:style>
    <style:style style:name="P21" style:family="paragraph" style:parent-style-name="List_20_Paragraph">
      <style:paragraph-properties fo:margin-left="0cm" fo:margin-right="0cm" fo:text-indent="0cm" style:auto-text-indent="false"/>
      <style:text-properties fo:font-weight="bold" officeooo:rsid="00225fd9" officeooo:paragraph-rsid="00225fd9" style:font-weight-asian="bold" style:font-weight-complex="bold"/>
    </style:style>
    <style:style style:name="P22" style:family="paragraph" style:parent-style-name="List_20_Paragraph">
      <style:paragraph-properties fo:margin-left="0cm" fo:margin-right="0cm" fo:text-indent="0cm" style:auto-text-indent="false"/>
      <style:text-properties fo:font-weight="bold" officeooo:rsid="00249edb" officeooo:paragraph-rsid="00249edb" style:font-weight-asian="bold" style:font-weight-complex="bold"/>
    </style:style>
    <style:style style:name="P23" style:family="paragraph" style:parent-style-name="List_20_Paragraph">
      <style:paragraph-properties fo:margin-left="0cm" fo:margin-right="0cm" fo:text-indent="0cm" style:auto-text-indent="false"/>
      <style:text-properties fo:font-weight="bold" officeooo:rsid="00277ef3" officeooo:paragraph-rsid="00277ef3" style:font-weight-asian="bold" style:font-weight-complex="bold"/>
    </style:style>
    <style:style style:name="T1" style:family="text">
      <style:text-properties officeooo:rsid="000c46eb"/>
    </style:style>
    <style:style style:name="T2" style:family="text">
      <style:text-properties fo:font-variant="normal" fo:text-transform="none" style:use-window-font-color="true" style:font-name="Liberation Serif" fo:font-size="12pt" fo:letter-spacing="normal" fo:font-style="normal" officeooo:rsid="000c46eb" style:font-size-asian="10.5pt" style:font-weight-asian="normal" style:font-size-complex="12pt" style:font-weight-complex="normal"/>
    </style:style>
    <style:style style:name="T3" style:family="text">
      <style:text-properties style:font-weight-asian="normal" style:font-weight-complex="normal"/>
    </style:style>
    <style:style style:name="T4" style:family="text">
      <style:text-properties officeooo:rsid="0010845d" style:font-weight-asian="normal" style:font-weight-complex="normal"/>
    </style:style>
    <style:style style:name="T5" style:family="text">
      <style:text-properties officeooo:rsid="0010d76e" style:font-weight-asian="normal" style:font-weight-complex="normal"/>
    </style:style>
    <style:style style:name="T6" style:family="text">
      <style:text-properties officeooo:rsid="00123114" style:font-weight-asian="normal" style:font-weight-complex="normal"/>
    </style:style>
    <style:style style:name="T7" style:family="text">
      <style:text-properties officeooo:rsid="00130b3b" style:font-weight-asian="normal" style:font-weight-complex="normal"/>
    </style:style>
    <style:style style:name="T8" style:family="text">
      <style:text-properties officeooo:rsid="00146849" style:font-weight-asian="normal" style:font-weight-complex="normal"/>
    </style:style>
    <style:style style:name="T9" style:family="text">
      <style:text-properties officeooo:rsid="0015a204" style:font-weight-asian="normal" style:font-weight-complex="normal"/>
    </style:style>
    <style:style style:name="T10" style:family="text">
      <style:text-properties officeooo:rsid="00172519" style:font-weight-asian="normal" style:font-weight-complex="normal"/>
    </style:style>
    <style:style style:name="T11" style:family="text">
      <style:text-properties officeooo:rsid="00180a69" style:font-weight-asian="normal" style:font-weight-complex="normal"/>
    </style:style>
    <style:style style:name="T12" style:family="text">
      <style:text-properties officeooo:rsid="00180a69"/>
    </style:style>
    <style:style style:name="T13" style:family="text">
      <style:text-properties fo:font-weight="normal" style:font-weight-asian="normal" style:font-weight-complex="normal"/>
    </style:style>
    <style:style style:name="T14" style:family="text">
      <style:text-properties fo:font-weight="normal" officeooo:rsid="000c46eb" style:font-weight-asian="normal" style:font-weight-complex="normal"/>
    </style:style>
    <style:style style:name="T15" style:family="text">
      <style:text-properties fo:font-weight="normal" officeooo:rsid="001d0ea3" style:font-weight-asian="normal" style:font-weight-complex="normal"/>
    </style:style>
    <style:style style:name="T16" style:family="text">
      <style:text-properties fo:font-weight="normal" officeooo:rsid="001e8d6e" style:font-weight-asian="normal" style:font-weight-complex="normal"/>
    </style:style>
    <style:style style:name="T17" style:family="text">
      <style:text-properties officeooo:rsid="0019ab71"/>
    </style:style>
    <style:style style:name="T18" style:family="text">
      <style:text-properties officeooo:rsid="0019bf57"/>
    </style:style>
    <style:style style:name="T19" style:family="text">
      <style:text-properties fo:font-weight="bold" style:font-weight-asian="bold" style:font-weight-complex="bold"/>
    </style:style>
    <style:style style:name="T20" style:family="text">
      <style:text-properties officeooo:rsid="0022e95e"/>
    </style:style>
    <style:style style:name="T21" style:family="text">
      <style:text-properties officeooo:rsid="00249edb"/>
    </style:style>
    <style:style style:name="T22" style:family="text">
      <style:text-properties officeooo:rsid="0026775a"/>
    </style:style>
    <style:style style:name="T23" style:family="text">
      <style:text-properties officeooo:rsid="0027a2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end To Server</text:p>
      <text:p text:style-name="P1"/>
      <text:p text:style-name="P5"><text:span text:style-name="T14">This section explains the steps after pressing th</text:span>e “<text:span text:style-name="T17">send visit” button in the menu list and how the data is sent and what happens to the data on the phone after it is sent.</text:span></text:p>
      <text:p text:style-name="P5"/>
      <text:p text:style-name="P5"/>
      <text:p text:style-name="P5"><text:tab/><text:tab/><text:tab/><text:span text:style-name="T18">Diagram</text:span></text:p>
      <text:p text:style-name="P1"/>
      <text:p text:style-name="P8"><text:span text:style-name="T12">O</text:span>nce the <text:span text:style-name="T1">send visit menu button is pressed the constructor of the send to server class is called, which receives the visit to send, and begins the sending process in an AsyncTask thread. This thread will handle everything related to sending data to the server.</text:span></text:p>
      <text:p text:style-name="P2"/>
      <text:p text:style-name="P9">The AsyncTask thread is implemented as a private class in the Send To Server class. The thread is started from the constructor of the Send to Server class which initialises the default constructor and the calls the execute method, which is a default method for the AsyncTask.</text:p>
      <text:p text:style-name="P3"/>
      <text:p text:style-name="P15"><text:span text:style-name="T4">The execute method calls the </text:span><text:span text:style-name="T2">doInBackground</text:span><text:span text:style-name="T4"> method which then starts the process to add the data to the Http</text:span><text:span text:style-name="T5">Post. It calls the sendData method which requires a visit object as its parameter. </text:span><text:span text:style-name="T6">In this method there is a for loop which will repeat the sending process </text:span><text:span text:style-name="T7">for each sighting that needs to be sent. </text:span><text:span text:style-name="T8">Each sighting that is going to be sent is stored in an HttpPost which contains the following data is sent: naturalist name, email, phone number, reserve name, date and time of visit, species name, abundance, description, and GPS location.</text:span></text:p>
      <text:p text:style-name="P6"/>
      <text:p text:style-name="P16"><text:span text:style-name="T8">O</text:span><text:span text:style-name="T3">nce the </text:span><text:span text:style-name="T9">visit is sent, the </text:span><text:span text:style-name="T10">data is then deleted from the main activity </text:span><text:span text:style-name="T11">and the user could start to record a new visit.</text:span></text:p>
      <text:p text:style-name="P16"/>
      <text:p text:style-name="P17"/>
      <text:p text:style-name="P17"/>
      <text:p text:style-name="P17"><text:span text:style-name="T3">Methods used in Send to Server class</text:span></text:p>
      <text:p text:style-name="P17"/>
      <text:p text:style-name="P19">public SendToServer(Visit visit);</text:p>
      <text:p text:style-name="P19"><text:span text:style-name="T15">M</text:span><text:span text:style-name="T13">ethod </text:span><text:span text:style-name="T15">which </text:span><text:span text:style-name="T13">is the constructor for this class. </text:span><text:span text:style-name="T15">The parameter it requires is a visit. In this method </text:span><text:span text:style-name="T16">the global variable visit is set to the visit which has been passed in as the parameter. This method also instantiates the private AsyncDownloader class by calling the default constructor. The final thing this method does is initialises the sending thread. </text:span></text:p>
      <text:p text:style-name="P19"/>
      <text:p text:style-name="P20"><text:span text:style-name="T16">M</text:span><text:span text:style-name="T13">ethods used in the <text:s/></text:span><text:span text:style-name="T16">AsyncDownloader </text:span><text:span text:style-name="T13">private class</text:span></text:p>
      <text:p text:style-name="P20"/>
      <text:p text:style-name="P20">protected Integer doInBackground(Object... params);</text:p>
      <text:p text:style-name="P20"/>
      <text:p text:style-name="P18"><text:span text:style-name="T20">M</text:span>ethod calls the sendData method. This method needs to be implemented as part of the inheritance from the AsyncTask class. The parameter is not used as this class is called as part o<text:span text:style-name="T22">f</text:span> the execute method behind the scenes. It returns 1 meaning the send is completed.</text:p>
      <text:p text:style-name="P18"/>
      <text:p text:style-name="P21">public <text:s/>boolean sendData(Visit visit);</text:p>
      <text:p text:style-name="P21"/>
      <text:p text:style-name="P10">Method requires a visit as its parameter. This method initialises an HttpClient as a DefaultHttpClient. It then <text:span text:style-name="T21">iterates</text:span> through the <text:span text:style-name="T21">array of sightings in the visit and then for each sighting calls the sendUserData. It returns a boolean but that is not currently used in our code, but it would be used to indicate weather the method has passed or failed.</text:span></text:p>
      <text:p text:style-name="P10"/>
      <text:p text:style-name="P11"/>
      <text:p text:style-name="P22"><text:soft-page-break/>private boolean sendUserData(Visit, visit, HttpClient client, int sighting);</text:p>
      <text:p text:style-name="P22"/>
      <text:p text:style-name="P12">Method which adds the visit information to the HttpPost. <text:span text:style-name="T22">The parameters it requires are a Visit, an HttpClient, and a sighting int. Visit is the information about the visit which is going to be sent. The client is the HttpClient which we use as the default client. The sighting is the index, in the array of sightings, indicating the sighting which is going to be sent. This method sets the target URL for which the data will be sent to. The information for the sighting which is going to be sent is packaged as an arrayList of key value pairs. The arrayList is then added to the HttpPost as an entity. Finally the sendFinalData is called to send the data. It returns the result of that call which would be used to check if the data was sent successfully.</text:span></text:p>
      <text:p text:style-name="P12"/>
      <text:p text:style-name="P23">private boolean sendFinalData(HttpClient client, HttpPost httppost);</text:p>
      <text:p text:style-name="P23"/>
      <text:p text:style-name="P13">Method executes the final send command to send the data in the HttpPost to the database. The parameters it requires are HttpClient, and HttpPost. These are both passed in from the previous method. This method contains some error checking but we did not have enough time to implement it in the rest of the code. <text:span text:style-name="T23">The client execute call returns a response which contains the state of the data sent. A successful send would return the decimal number 200.</text:span></text:p>
      <text:p text:style-name="P13"/>
      <text:p text:style-name="P14"><text:span text:style-name="T19">private HttpPost createNewPost();</text:span></text:p>
      <text:p text:style-name="P14"/>
      <text:p text:style-name="P14">This method was meant to reduce the repetition in the code when more than one HttpPost will be used, so instead of declaring them many times, this method will make it easier and cleaner. In the end we did not us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annad Zeido</meta:initial-creator>
    <meta:creation-date>2015-02-12T23:34:34.373654459</meta:creation-date>
    <dc:date>2015-02-15T03:55:35.973257278</dc:date>
    <dc:creator>Mohannad Zeido</dc:creator>
    <meta:editing-duration>P1DT13H37M11S</meta:editing-duration>
    <meta:editing-cycles>11</meta:editing-cycles>
    <meta:generator>LibreOffice/4.2.7.2$Linux_X86_64 LibreOffice_project/420m0$Build-2</meta:generator>
    <meta:document-statistic meta:table-count="0" meta:image-count="0" meta:object-count="0" meta:page-count="2" meta:paragraph-count="21" meta:word-count="716" meta:character-count="4177" meta:non-whitespace-character-count="3476"/>
  </office:meta>
</office:document-meta>
</file>